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1a7278" officeooo:paragraph-rsid="001a7278" style:font-size-asian="14pt" style:font-size-complex="14pt"/>
    </style:style>
    <style:style style:name="P2" style:family="paragraph" style:parent-style-name="Standard">
      <style:text-properties fo:font-size="14pt" officeooo:rsid="001ba0bc" officeooo:paragraph-rsid="001ba0bc" style:font-size-asian="14pt" style:font-size-complex="14pt"/>
    </style:style>
    <style:style style:name="T1" style:family="text">
      <style:text-properties officeooo:rsid="001a7c18"/>
    </style:style>
    <style:style style:name="T2" style:family="text">
      <style:text-properties officeooo:rsid="001ba0bc"/>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ming the TEI Tiger: <text:span text:style-name="T2">How to customize the Text Encoding Initiative for Your Project</text:span></text:p>
      <text:p text:style-name="P1"/>
      <text:p text:style-name="P2">Lou Burnard</text:p>
      <text:p text:style-name="P1"/>
      <text:p text:style-name="P1">For the novice, the TEI’s <text:span text:style-name="T3">Recommendations</text:span> constitute a formidable challenge. <text:s/><text:span text:style-name="T2">Few beginners find it easy to search </text:span>more than a <text:s/>thousand pages of <text:span text:style-name="T2">technical</text:span> documentation, specifying the semantics of several hundred textual distinctions and their properties, and proposing markup tags to represent then. <text:span text:style-name="T2">Yet t</text:span>o make effective use of this encyclopedia of markup, the novice must learn both how to select from it the distinctions of relevance to their own project, and also where it is necessary to customize or modify the TEI’s recommendations. The only alternatives are to take one of the existing generic TEI subsets (such as TEI Lite) and live with its possible lack of fit with your project, or to take the whole of the TEI (TEI all), and live with its redundancies. In this talk, I will introduce <text:span text:style-name="T1">a better way of proceeding. </text:span><text:s/>ODD, the TEI’s preferred method of documenting and creating markup systems, offers a rich range of features for the definition of a markup system tailored specifically to meet the needs of any project, by selecting, customizing, and combining existing TEI definitions with specific user-defined modifications <text:s/><text:span text:style-name="T1">It is a standard TEI vocabulary, used by the TEI itself to define the Guidelines, and also by many TEI projects worldwide to document their systems. An ODD specification is a TEI XML document like any other, but with the useful additional property that it can be processed (using XSLT stylesheets supplied by the TEI) to generate markup schemas in RELAXNG, W3C Schema, or DTD, as well as descriptive documentation of such schemas. Software such as Roma can be used to generate ODD specifications automatically via a web interface, but they can also be generated and maintained by any XML editor, given a minimal competence in XML document editing.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3T15:53:03.840159230</meta:creation-date>
    <dc:date>2018-08-13T16:50:05.763924221</dc:date>
    <meta:editing-duration>PT33M50S</meta:editing-duration>
    <meta:editing-cycles>3</meta:editing-cycles>
    <meta:generator>LibreOffice/5.1.6.2$Linux_X86_64 LibreOffice_project/10m0$Build-2</meta:generator>
    <meta:document-statistic meta:table-count="0" meta:image-count="0" meta:object-count="0" meta:page-count="1" meta:paragraph-count="3" meta:word-count="308" meta:character-count="1882" meta:non-whitespace-character-count="1572"/>
  </office:meta>
</office:document-meta>
</file>